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60314" officeooo:paragraph-rsid="0006031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0314" officeooo:paragraph-rsid="00060314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normal" officeooo:rsid="00060314" officeooo:paragraph-rsid="0006031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06f127" officeooo:paragraph-rsid="0006f127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8b68e" officeooo:paragraph-rsid="0008b68e" style:font-size-asian="10.5pt" style:font-weight-asian="normal" style:font-size-complex="12pt" style:font-weight-complex="normal"/>
    </style:style>
    <style:style style:name="T1" style:family="text">
      <style:text-properties officeooo:rsid="0006f1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опросы к защите</text:p>
      <text:p text:style-name="P1"/>
      <text:list xml:id="list2360330345949259860" text:style-name="L1">
        <text:list-item>
          <text:p text:style-name="P3"><text:span text:style-name="T1">П</text:span>ро шумы. График рассчитан при разрешении 1280х960 и 8 бит на пиксель. Для каждой точки графика генерировалось по 500 изображений с пучком 30х15 пикселей, для каждого изображения измерялась ошибка, затем вычислялось среднее вычислялось среднее. При анализе изображения реального пучка было вычислено, что уровень шума на изображении СИ в БЭП составляет не более 1% <text:span text:style-name="T1">от динамического диапазона [0; 255]</text:span>.</text:p>
        </text:list-item>
        <text:list-item>
          <text:p text:style-name="P4">Про пропускную способность. Измерялось время передачи несжатого изображения 1280х960х8бит. </text:p>
        </text:list-item>
        <text:list-item>
          <text:p text:style-name="P4">Про клиент. Имитация 8-камер с целью тестирования графического интерфейса.</text:p>
        </text:list-item>
        <text:list-item>
          <text:p text:style-name="P5">Про светофильтры. Они есть, но на схеме их нет, чтобы схему упростит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2:40:00.861820244</meta:creation-date>
    <dc:date>2017-06-18T22:58:46.607562059</dc:date>
    <meta:editing-duration>PT7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95" meta:character-count="660" meta:non-whitespace-character-count="573"/>
  </office:meta>
</office:document-meta>
</file>